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</text:p>
          </table:table-cell>
          <table:table-cell office:value-type="string">
            <text:p>Base 1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11111">
            <text:p>1111111</text:p>
          </table:table-cell>
          <table:table-cell office:value-type="float" office:value="177">
            <text:p>177</text:p>
          </table:table-cell>
          <table:table-cell office:value-type="string">
            <text:p>7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101">
            <text:p>1010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1001">
            <text:p>111001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0101011">
            <text:p>10101011</text:p>
          </table:table-cell>
          <table:table-cell office:value-type="float" office:value="253">
            <text:p>253</text:p>
          </table:table-cell>
          <table:table-cell office:value-type="string">
            <text:p>A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2/28/2020</text:date>, <text:time>13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Wilkerson</meta:initial-creator>
    <meta:creation-date>2020-02-28T13:21:53.53</meta:creation-date>
    <meta:generator>OpenOffice/4.1.7$Win32 OpenOffice.org_project/417m1$Build-9800</meta:generator>
    <dc:date>2020-02-28T13:44:42.07</dc:date>
    <dc:creator>Lucas Wilkerson</dc:creator>
    <meta:editing-duration>PT22M51S</meta:editing-duration>
    <meta:editing-cycles>1</meta:editing-cycles>
    <meta:document-statistic meta:table-count="3" meta:cell-count="20" meta:object-count="0"/>
  </office:meta>
</office:document-meta>
</file>